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ebf0c" officeooo:paragraph-rsid="000ebf0c"/>
    </style:style>
    <style:style style:name="P2" style:family="paragraph" style:parent-style-name="Standard" style:list-style-name="L1">
      <style:text-properties fo:language="pt" fo:country="BR" officeooo:rsid="0010a0eb" officeooo:paragraph-rsid="0010a0eb"/>
    </style:style>
    <style:style style:name="P3" style:family="paragraph" style:parent-style-name="Standard">
      <style:text-properties fo:language="pt" fo:country="BR" officeooo:rsid="0010a0eb" officeooo:paragraph-rsid="0010a0eb"/>
    </style:style>
    <style:style style:name="P4" style:family="paragraph" style:parent-style-name="Standard">
      <style:text-properties fo:language="pt" fo:country="BR" officeooo:rsid="00146089" officeooo:paragraph-rsid="00146089"/>
    </style:style>
    <style:style style:name="P5" style:family="paragraph" style:parent-style-name="Standard" style:list-style-name="L2">
      <style:text-properties fo:language="pt" fo:country="BR" officeooo:rsid="0016c561" officeooo:paragraph-rsid="0016c561"/>
    </style:style>
    <style:style style:name="P6" style:family="paragraph" style:parent-style-name="Standard" style:list-style-name="L2">
      <style:text-properties fo:language="pt" fo:country="BR" officeooo:rsid="001739bc" officeooo:paragraph-rsid="001739bc"/>
    </style:style>
    <style:style style:name="P7" style:family="paragraph" style:parent-style-name="Standard" style:list-style-name="L2">
      <style:text-properties fo:language="pt" fo:country="BR" officeooo:rsid="00185a3d" officeooo:paragraph-rsid="00185a3d"/>
    </style:style>
    <style:style style:name="P8" style:family="paragraph" style:parent-style-name="Standard" style:list-style-name="L2">
      <style:text-properties fo:language="pt" fo:country="BR" officeooo:rsid="001a6fae" officeooo:paragraph-rsid="001a6fae"/>
    </style:style>
    <style:style style:name="P9" style:family="paragraph" style:parent-style-name="Standard" style:list-style-name="L1">
      <style:text-properties fo:language="pt" fo:country="BR" officeooo:rsid="001bb0b2" officeooo:paragraph-rsid="000ebf0c"/>
    </style:style>
    <style:style style:name="P10" style:family="paragraph" style:parent-style-name="Standard" style:list-style-name="L2">
      <style:text-properties fo:language="pt" fo:country="BR" officeooo:rsid="001bb0b2" officeooo:paragraph-rsid="001bb0b2"/>
    </style:style>
    <style:style style:name="P11" style:family="paragraph" style:parent-style-name="Standard" style:list-style-name="L1">
      <style:text-properties officeooo:paragraph-rsid="0011b238"/>
    </style:style>
    <style:style style:name="P12" style:family="paragraph" style:parent-style-name="Standard" style:list-style-name="L1">
      <style:text-properties officeooo:paragraph-rsid="0012c88a"/>
    </style:style>
    <style:style style:name="P13" style:family="paragraph" style:parent-style-name="Standard" style:list-style-name="L1">
      <style:text-properties officeooo:rsid="0011b238" officeooo:paragraph-rsid="0011b238"/>
    </style:style>
    <style:style style:name="P14" style:family="paragraph" style:parent-style-name="Standard" style:list-style-name="L1">
      <style:text-properties officeooo:rsid="0012c88a" officeooo:paragraph-rsid="0012c88a"/>
    </style:style>
    <style:style style:name="P15" style:family="paragraph" style:parent-style-name="Standard" style:list-style-name="L2">
      <style:text-properties officeooo:paragraph-rsid="0016c561"/>
    </style:style>
    <style:style style:name="P16" style:family="paragraph" style:parent-style-name="Standard">
      <style:text-properties officeooo:paragraph-rsid="0016c561"/>
    </style:style>
    <style:style style:name="P17" style:family="paragraph" style:parent-style-name="Standard" style:list-style-name="L2">
      <style:text-properties officeooo:rsid="0016c561" officeooo:paragraph-rsid="0016c561"/>
    </style:style>
    <style:style style:name="T1" style:family="text">
      <style:text-properties officeooo:rsid="0011b238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10a0eb"/>
    </style:style>
    <style:style style:name="T4" style:family="text">
      <style:text-properties fo:language="pt" fo:country="BR" officeooo:rsid="0011b238"/>
    </style:style>
    <style:style style:name="T5" style:family="text">
      <style:text-properties fo:language="pt" fo:country="BR" officeooo:rsid="0012c88a"/>
    </style:style>
    <style:style style:name="T6" style:family="text">
      <style:text-properties fo:language="pt" fo:country="BR" officeooo:rsid="00165eb1"/>
    </style:style>
    <style:style style:name="T7" style:family="text">
      <style:text-properties fo:language="pt" fo:country="BR" officeooo:rsid="000ebf0c"/>
    </style:style>
    <style:style style:name="T8" style:family="text">
      <style:text-properties fo:language="pt" fo:country="BR" officeooo:rsid="0016c561"/>
    </style:style>
    <style:style style:name="T9" style:family="text">
      <style:text-properties officeooo:rsid="001739bc"/>
    </style:style>
    <style:style style:name="T10" style:family="text">
      <style:text-properties officeooo:rsid="00185a3d"/>
    </style:style>
    <style:style style:name="T11" style:family="text">
      <style:text-properties officeooo:rsid="001a6fae"/>
    </style:style>
    <style:style style:name="T12" style:family="text">
      <style:text-properties officeooo:rsid="001bb0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guntas para exercício de Pandas</text:p>
      <text:list xml:id="list2037106253" text:style-name="L2">
        <text:list-item>
          <text:p text:style-name="P15"><text:span text:style-name="T6">Realize a importação dos dados utilizando a biblioteca Pandas e armazene essa tabela numa variável com o nome “tabela_original”;</text:span></text:p>
        </text:list-item>
        <text:list-item>
          <text:p text:style-name="P15"><text:span text:style-name="T6">Identifique</text:span><text:span text:style-name="T7"> o número de filas e colunas presentes aplicando dois métodos diferentes;</text:span></text:p>
        </text:list-item>
        <text:list-item>
          <text:p text:style-name="P15"><text:span text:style-name="T8">Identifique</text:span><text:span text:style-name="T7"> a existências de valores Null utilizando pelo menos duas formas diferentes;</text:span></text:p>
        </text:list-item>
        <text:list-item>
          <text:p text:style-name="P17"><text:span text:style-name="T7">M</text:span><text:span text:style-name="T2">ostre os Labels das colunas;</text:span></text:p>
        </text:list-item>
        <text:list-item>
          <text:p text:style-name="P5">Elimine a primeira coluna e a coluna Lot. Está modificação deve afetar o DataFrame original. Está modificação afeta o tamanho do DataFrame na <text:span text:style-name="T9">memória</text:span>? <text:span text:style-name="T9">Quantifique a diferença.</text:span></text:p>
        </text:list-item>
        <text:list-item>
          <text:p text:style-name="P7">Identifique quantas compras foram realizadas por um valor igual a zero e elimine esses registros da tabela original aplicando duas alternativas diferentes;</text:p>
        </text:list-item>
        <text:list-item>
          <text:p text:style-name="P6">Qual é o valor <text:span text:style-name="T10">mínimo, máximo, médio </text:span><text:span text:style-name="T11">e o desvio padrão</text:span><text:span text:style-name="T10"> de todas as compras realizadas.</text:span></text:p>
        </text:list-item>
        <text:list-item>
          <text:p text:style-name="P8">Identifique <text:span text:style-name="T12">quantos e </text:span>quais idiomas são registrados no memento de realizar as compras;</text:p>
        </text:list-item>
        <text:list-item>
          <text:p text:style-name="P10">Apresente os idiomas por ordem de maior a menor quantidade de compras.</text:p>
        </text:list-item>
        <text:list-item>
          <text:p text:style-name="P10">Verifique qual idioma registra o maior e o menor número de compras</text:p>
        </text:list-item>
      </text:list>
      <text:p text:style-name="P16"><text:span text:style-name="T7"/></text:p>
      <text:p text:style-name="P16"><text:span text:style-name="T7"/></text:p>
      <text:list xml:id="list661024862" text:style-name="L1">
        <text:list-header>
          <text:p text:style-name="P9"/>
        </text:list-header>
        <text:list-item>
          <text:p text:style-name="P2">Apresente <text:span text:style-name="T1">as <text:s/>lingugens que o valor médio da compra é superior ao valor médio para todas as linguagens</text:span></text:p>
        </text:list-item>
        <text:list-item>
          <text:p text:style-name="P11"><text:span text:style-name="T3">Apresente </text:span><text:span text:style-name="T4">as lingugens que o valor médio da compra é inferior ao valor médio para todas as linguagens</text:span></text:p>
        </text:list-item>
        <text:list-item>
          <text:p text:style-name="P13"><text:span text:style-name="T2">Crie um DataFrame onde o</text:span><text:span text:style-name="T5">s</text:span><text:span text:style-name="T2"> </text:span><text:span text:style-name="T5">índices</text:span><text:span text:style-name="T2"> seja o idioma registrado na compra, as colunas sejam o servidor de e-mail e os valores sejam o valor da compra a, a segunda categoria o servidor de e-mail, as colunas</text:span></text:p>
        </text:list-item>
        <text:list-item>
          <text:p text:style-name="P14"><text:span text:style-name="T2">Verifique quais são as profissões que mais compras realiza</text:span></text:p>
        </text:list-item>
        <text:list-item>
          <text:p text:style-name="P12"><text:span text:style-name="T5">Verifique quais são as profissões que maior dinheiro gasta nas compras</text:span></text:p>
        </text:list-item>
        <text:list-item>
          <text:p text:style-name="P14"><text:span text:style-name="T2">Verifique as profissões que em média gastam mais dinero</text:span></text:p>
        </text:list-item>
        <text:list-item>
          <text:p text:style-name="P14"><text:span text:style-name="T2">Verifique quais são as profissões, idiomas e servidores de e-mail que mais compras realizam durante o dia</text:span></text:p>
        </text:list-item>
        <text:list-item>
          <text:p text:style-name="P12"><text:span text:style-name="T5">Verifique quais são as profissões, idiomas e servidores de e-mail que mais compras realizam durante a noite</text:span></text:p>
        </text:list-item>
        <text:list-item>
          <text:p text:style-name="P14"><text:span text:style-name="T2">Identifique as profesões que o gasto é maior ao gasto de todas as compras registradas</text:span></text:p>
        </text:list-item>
        <text:list-item>
          <text:p text:style-name="P2">Verificar o valor máximo, mínimo, médio e a quantidades de compras realizadas por linguagem</text:p>
        </text:list-item>
        <text:list-item>
          <text:p text:style-name="P2">Qual é a linguagem que realiza o maior número de compras</text:p>
        </text:list-item>
        <text:list-item>
          <text:p text:style-name="P2">Qual é a linguagem que têm o maior valor médio?</text:p>
        </text:list-item>
        <text:list-item>
          <text:p text:style-name="P2"/>
        </text:list-item>
        <text:list-item>
          <text:p text:style-name="P2">Verificar qual é servidor de e-mail mais registrado no memento de fazer as compras</text:p>
        </text:list-item>
      </text:list>
      <text:p text:style-name="P3"/>
      <text:p text:style-name="P4">Para este exemplo se utilizara uma base de dados com informação da Amazona sobre compras. Os dados de esta base de dado não são rea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02T13:46:49.675097714</meta:creation-date>
    <dc:date>2020-10-02T16:03:43.129246051</dc:date>
    <meta:editing-duration>PT10M59S</meta:editing-duration>
    <meta:editing-cycles>2</meta:editing-cycles>
    <meta:generator>LibreOffice/7.0.1.2$Linux_X86_64 LibreOffice_project/7cbcfc562f6eb6708b5ff7d7397325de9e764452</meta:generator>
    <meta:document-statistic meta:table-count="0" meta:image-count="0" meta:object-count="0" meta:page-count="1" meta:paragraph-count="26" meta:word-count="404" meta:character-count="2335" meta:non-whitespace-character-count="1979"/>
  </office:meta>
</office:document-meta>
</file>